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882.51pt" svg:y="18.34pt">
            <loext:p draw:notify-on-update-of-ranges="Sheet1.A2:Sheet1.A3 Sheet1.A4:Sheet1.A22 Sheet1.B2:Sheet1.B3 Sheet1.B4:Sheet1.B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83.39pt" svg:y="288.09pt">
            <loext:p draw:notify-on-update-of-ranges="Sheet1.A2:Sheet1.A3 Sheet1.A4:Sheet1.A22 Sheet1.C2:Sheet1.C3 Sheet1.C4:Sheet1.C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02.12pt" svg:y="22.93pt">
            <loext:p draw:notify-on-update-of-ranges="Sheet1.A2:Sheet1.A3 Sheet1.A4:Sheet1.A13 Sheet1.B2:Sheet1.B3 Sheet1.B4:Sheet1.B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oad(Mpps)</text:p>
          </table:table-cell>
          <table:table-cell office:value-type="string" calcext:value-type="string">
            <text:p>Latency(ns)</text:p>
          </table:table-cell>
          <table:table-cell office:value-type="string" calcext:value-type="string">
            <text:p>Drop Rate</text:p>
          </table:table-cell>
          <table:table-cell office:value-type="string" calcext:value-type="string">
            <text:p>Throughput(Mpps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818" calcext:value-type="float">
            <text:p>3818</text:p>
          </table:table-cell>
          <table:table-cell table:formula="of:= 1 - ([.D4]/[.A4])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824" calcext:value-type="float">
            <text:p>3824</text:p>
          </table:table-cell>
          <table:table-cell table:formula="of:= 1 - ([.D5]/[.A5])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3857" calcext:value-type="float">
            <text:p>3857</text:p>
          </table:table-cell>
          <table:table-cell table:formula="of:= 1 - ([.D6]/[.A6])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3938" calcext:value-type="float">
            <text:p>3938</text:p>
          </table:table-cell>
          <table:table-cell table:formula="of:= 1 - ([.D7]/[.A7])"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4143" calcext:value-type="float">
            <text:p>4143</text:p>
          </table:table-cell>
          <table:table-cell table:formula="of:= 1 - ([.D8]/[.A8])"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4242" calcext:value-type="float">
            <text:p>4242</text:p>
          </table:table-cell>
          <table:table-cell table:formula="of:= 1 - ([.D9]/[.A9])"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5070" calcext:value-type="float">
            <text:p>5070</text:p>
          </table:table-cell>
          <table:table-cell table:formula="of:= 1 - ([.D10]/[.A10])" office:value-type="float" office:value="0" calcext:value-type="float">
            <text:p>0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5950" calcext:value-type="float">
            <text:p>5950</text:p>
          </table:table-cell>
          <table:table-cell table:formula="of:= 1 - ([.D11]/[.A11])" office:value-type="float" office:value="0" calcext:value-type="float">
            <text:p>0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9272" calcext:value-type="float">
            <text:p>9272</text:p>
          </table:table-cell>
          <table:table-cell table:formula="of:= 1 - ([.D12]/[.A12])" office:value-type="float" office:value="0" calcext:value-type="float">
            <text:p>0</text:p>
          </table:table-cell>
          <table:table-cell office:value-type="float" office:value="5.89" calcext:value-type="float">
            <text:p>5.89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4233" calcext:value-type="float">
            <text:p>14233</text:p>
          </table:table-cell>
          <table:table-cell table:formula="of:= 1 - ([.D13]/[.A13])"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60020" calcext:value-type="float">
            <text:p>60020</text:p>
          </table:table-cell>
          <table:table-cell table:formula="of:= 1 - ([.D14]/[.A14])" office:value-type="float" office:value="0" calcext:value-type="float">
            <text:p>0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67645" calcext:value-type="float">
            <text:p>67645</text:p>
          </table:table-cell>
          <table:table-cell table:formula="of:= 1 - ([.D15]/[.A15])" office:value-type="float" office:value="0" calcext:value-type="float">
            <text:p>0</text:p>
          </table:table-cell>
          <table:table-cell office:value-type="float" office:value="5.93" calcext:value-type="float">
            <text:p>5.93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495297" calcext:value-type="float">
            <text:p>495297</text:p>
          </table:table-cell>
          <table:table-cell table:formula="of:= 1 - ([.D16]/[.A16])" office:value-type="float" office:value="0.00168350168350184" calcext:value-type="float">
            <text:p>0.0016835017</text:p>
          </table:table-cell>
          <table:table-cell office:value-type="float" office:value="5.93" calcext:value-type="float">
            <text:p>5.93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701325" calcext:value-type="float">
            <text:p>701325</text:p>
          </table:table-cell>
          <table:table-cell table:formula="of:= 1 - ([.D17]/[.A17])" office:value-type="float" office:value="0.00336134453781523" calcext:value-type="float">
            <text:p>0.0033613445</text:p>
          </table:table-cell>
          <table:table-cell office:value-type="float" office:value="5.93" calcext:value-type="float">
            <text:p>5.93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706981" calcext:value-type="float">
            <text:p>706981</text:p>
          </table:table-cell>
          <table:table-cell table:formula="of:= 1 - ([.D18]/[.A18])" office:value-type="float" office:value="0.0748829953198129" calcext:value-type="float">
            <text:p>0.0748829953</text:p>
          </table:table-cell>
          <table:table-cell office:value-type="float" office:value="5.93" calcext:value-type="float">
            <text:p>5.93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700991" calcext:value-type="float">
            <text:p>700991</text:p>
          </table:table-cell>
          <table:table-cell table:formula="of:= 1 - ([.D19]/[.A19])" office:value-type="float" office:value="0.164788732394366" calcext:value-type="float">
            <text:p>0.1647887324</text:p>
          </table:table-cell>
          <table:table-cell office:value-type="float" office:value="5.93" calcext:value-type="float">
            <text:p>5.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5560" calcext:value-type="float">
            <text:p>695560</text:p>
          </table:table-cell>
          <table:table-cell table:formula="of:= 1 - ([.D20]/[.A20])" office:value-type="float" office:value="0.397" calcext:value-type="float">
            <text:p>0.397</text:p>
          </table:table-cell>
          <table:table-cell office:value-type="float" office:value="6.03" calcext:value-type="float">
            <text:p>6.03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683511" calcext:value-type="float">
            <text:p>683511</text:p>
          </table:table-cell>
          <table:table-cell table:formula="of:= 1 - ([.D21]/[.A21])" office:value-type="float" office:value="0.462147887323944" calcext:value-type="float">
            <text:p>0.4621478873</text:p>
          </table:table-cell>
          <table:table-cell office:value-type="float" office:value="6.11" calcext:value-type="float">
            <text:p>6.11</text:p>
          </table:table-cell>
        </table:table-row>
        <table:table-row table:style-name="ro1">
          <table:table-cell office:value-type="float" office:value="11.57" calcext:value-type="float">
            <text:p>11.57</text:p>
          </table:table-cell>
          <table:table-cell office:value-type="float" office:value="684541" calcext:value-type="float">
            <text:p>684541</text:p>
          </table:table-cell>
          <table:table-cell table:formula="of:= 1 - ([.D22]/[.A22])" office:value-type="float" office:value="0.47104580812446" calcext:value-type="float">
            <text:p>0.4710458081</text:p>
          </table:table-cell>
          <table:table-cell office:value-type="float" office:value="6.12" calcext:value-type="float">
            <text:p>6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6">00/00/0000</text:date>, <text:time style:data-style-name="N2" text:time-value="14:57:02.821252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2:51:14.755265446</meta:creation-date>
    <dc:date>2019-05-26T15:01:51.391145317</dc:date>
    <meta:editing-duration>PT19M11S</meta:editing-duration>
    <meta:editing-cycles>8</meta:editing-cycles>
    <meta:generator>LibreOffice/5.1.6.2$Linux_X86_64 LibreOffice_project/10m0$Build-2</meta:generator>
    <meta:document-statistic meta:table-count="1" meta:cell-count="8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Load vs Latency (full range)</text:p>
        </chart:title>
        <chart:legend chart:legend-position="end" svg:x="12.751cm" svg:y="4.201cm" style:legend-expansion="high" chart:style-name="ch3"/>
        <chart:plot-area chart:style-name="ch4" table:cell-range-address="Sheet1.A2:Sheet1.B22" chart:data-source-has-labels="row" svg:x="0.32cm" svg:y="1.275cm" svg:width="12.111cm" svg:height="6.564cm">
          <chartooo:coordinate-region svg:x="1.682cm" svg:y="1.474cm" svg:width="10.562cm" svg:height="5.718cm"/>
          <chart:axis chart:dimension="x" chart:name="primary-x" chart:style-name="ch5">
            <chart:title svg:x="5.405cm" svg:y="8.019cm" chart:style-name="ch6">
              <text:p>Load (Mpp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4:Sheet1.B22" chart:label-cell-address="Sheet1.B2:Sheet1.B3" chart:class="chart:scatter">
            <chart:domain table:cell-range-address="Sheet1.A4:Sheet1.A22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tency(ns)</text:p>
                <text:list>
                  <text:list-item>
                    <text:p>Latency(ns)</text:p>
                  </text:list-item>
                  <text:list-item>
                    <text:p/>
                  </text:list-item>
                </text:list>
                <draw:g>
                  <svg:desc>Sheet1.B2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Sheet1.A4:Sheet1.A22</svg:desc>
                </draw:g>
              </table:table-cell>
              <table:table-cell office:value-type="float" office:value="3818">
                <text:p>3818</text:p>
                <draw:g>
                  <svg:desc>Sheet1.B4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">
                <text:p>0.71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2">
                <text:p>1.42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">
                <text:p>2.84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6">
                <text:p>4.26</text:p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8">
                <text:p>5.68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84">
                <text:p>5.84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9">
                <text:p>5.89</text:p>
              </table:table-cell>
              <table:table-cell office:value-type="float" office:value="9272">
                <text:p>9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">
                <text:p>5.9</text:p>
              </table:table-cell>
              <table:table-cell office:value-type="float" office:value="14233">
                <text:p>14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92">
                <text:p>5.92</text:p>
              </table:table-cell>
              <table:table-cell office:value-type="float" office:value="60020">
                <text:p>600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3">
                <text:p>5.93</text:p>
              </table:table-cell>
              <table:table-cell office:value-type="float" office:value="67645">
                <text:p>67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4">
                <text:p>5.94</text:p>
              </table:table-cell>
              <table:table-cell office:value-type="float" office:value="495297">
                <text:p>495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5">
                <text:p>5.95</text:p>
              </table:table-cell>
              <table:table-cell office:value-type="float" office:value="701325">
                <text:p>701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41">
                <text:p>6.41</text:p>
              </table:table-cell>
              <table:table-cell office:value-type="float" office:value="706981">
                <text:p>706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1">
                <text:p>7.1</text:p>
              </table:table-cell>
              <table:table-cell office:value-type="float" office:value="700991">
                <text:p>700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695560">
                <text:p>6955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36">
                <text:p>11.36</text:p>
              </table:table-cell>
              <table:table-cell office:value-type="float" office:value="683511">
                <text:p>6835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57">
                <text:p>11.57</text:p>
              </table:table-cell>
              <table:table-cell office:value-type="float" office:value="684541">
                <text:p>684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65cm" svg:y="0.316cm" chart:style-name="ch2">
          <text:p>Load vs Drop Rate</text:p>
        </chart:title>
        <chart:legend chart:legend-position="end" svg:x="13.016cm" svg:y="4.201cm" style:legend-expansion="high" chart:style-name="ch3"/>
        <chart:plot-area chart:style-name="ch4" table:cell-range-address="Sheet1.A2:Sheet1.A22 Sheet1.C2:Sheet1.C22" chart:data-source-has-labels="row" svg:x="0.32cm" svg:y="1.275cm" svg:width="12.376cm" svg:height="6.564cm">
          <chartooo:coordinate-region svg:x="1.232cm" svg:y="1.474cm" svg:width="11.277cm" svg:height="5.718cm"/>
          <chart:axis chart:dimension="x" chart:name="primary-x" chart:style-name="ch5">
            <chart:title svg:x="5.538cm" svg:y="8.019cm" chart:style-name="ch6">
              <text:p>Load (Mpp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C4:Sheet1.C22" chart:label-cell-address="Sheet1.C2:Sheet1.C3" chart:class="chart:scatter">
            <chart:domain table:cell-range-address="Sheet1.A4:Sheet1.A22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rop Rate</text:p>
                <text:list>
                  <text:list-item>
                    <text:p>Drop Rate</text:p>
                  </text:list-item>
                  <text:list-item>
                    <text:p/>
                  </text:list-item>
                </text:list>
                <draw:g>
                  <svg:desc>Sheet1.C2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Sheet1.A4:Sheet1.A22</svg:desc>
                </draw:g>
              </table:table-cell>
              <table:table-cell office:value-type="float" office:value="0">
                <text:p>0</text:p>
                <draw:g>
                  <svg:desc>Sheet1.C4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">
                <text:p>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6">
                <text:p>4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8">
                <text:p>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84">
                <text:p>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9">
                <text:p>5.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92">
                <text:p>5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3">
                <text:p>5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4">
                <text:p>5.94</text:p>
              </table:table-cell>
              <table:table-cell office:value-type="float" office:value="0.00168350168350184">
                <text:p>0.00168350168350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5">
                <text:p>5.95</text:p>
              </table:table-cell>
              <table:table-cell office:value-type="float" office:value="0.00336134453781523">
                <text:p>0.003361344537815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41">
                <text:p>6.41</text:p>
              </table:table-cell>
              <table:table-cell office:value-type="float" office:value="0.0748829953198129">
                <text:p>0.0748829953198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1">
                <text:p>7.1</text:p>
              </table:table-cell>
              <table:table-cell office:value-type="float" office:value="0.164788732394366">
                <text:p>0.164788732394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36">
                <text:p>11.36</text:p>
              </table:table-cell>
              <table:table-cell office:value-type="float" office:value="0.462147887323944">
                <text:p>0.4621478873239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57">
                <text:p>11.57</text:p>
              </table:table-cell>
              <table:table-cell office:value-type="float" office:value="0.47104580812446">
                <text:p>0.471045808124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58cm" svg:y="0.316cm" chart:style-name="ch2">
          <text:p>Load vs Latency (before bottleneck)</text:p>
        </chart:title>
        <chart:legend chart:legend-position="end" svg:x="12.751cm" svg:y="4.201cm" style:legend-expansion="high" chart:style-name="ch3"/>
        <chart:plot-area chart:style-name="ch4" table:cell-range-address="Sheet1.A2:Sheet1.B13" chart:data-source-has-labels="row" svg:x="0.32cm" svg:y="1.275cm" svg:width="12.111cm" svg:height="6.564cm">
          <chartooo:coordinate-region svg:x="1.312cm" svg:y="1.474cm" svg:width="10.84cm" svg:height="5.718cm"/>
          <chart:axis chart:dimension="x" chart:name="primary-x" chart:style-name="ch5">
            <chart:title svg:x="5.405cm" svg:y="8.019cm" chart:style-name="ch6">
              <text:p>Load (Mpp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4:Sheet1.B13" chart:label-cell-address="Sheet1.B2:Sheet1.B3" chart:class="chart:scatter">
            <chart:domain table:cell-range-address="Sheet1.A4:Sheet1.A13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tency(ns)</text:p>
                <text:list>
                  <text:list-item>
                    <text:p>Latency(ns)</text:p>
                  </text:list-item>
                  <text:list-item>
                    <text:p/>
                  </text:list-item>
                </text:list>
                <draw:g>
                  <svg:desc>Sheet1.B2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Sheet1.A4:Sheet1.A13</svg:desc>
                </draw:g>
              </table:table-cell>
              <table:table-cell office:value-type="float" office:value="3818">
                <text:p>3818</text:p>
                <draw:g>
                  <svg:desc>Sheet1.B4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">
                <text:p>0.71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2">
                <text:p>1.42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">
                <text:p>2.84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6">
                <text:p>4.26</text:p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8">
                <text:p>5.68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84">
                <text:p>5.84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9">
                <text:p>5.89</text:p>
              </table:table-cell>
              <table:table-cell office:value-type="float" office:value="9272">
                <text:p>9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">
                <text:p>5.9</text:p>
              </table:table-cell>
              <table:table-cell office:value-type="float" office:value="14233">
                <text:p>142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